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20.054cm" svg:height="8.999cm" svg:x="0.237cm" svg:y="4.678cm">
            <draw:object draw:notify-on-update-of-ranges="Foglio1.A2:Foglio1.A9 Foglio1.B2:Foglio1.B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BB Demo Benchmarks (CPU i3 2570)</text:p>
          </table:table-cell>
          <table:table-cell table:number-columns-repeated="3"/>
        </table:table-row>
        <table:table-row table:style-name="ro2">
          <table:table-cell office:value-type="string">
            <text:p>Serial</text:p>
          </table:table-cell>
          <table:table-cell office:value-type="float" office:value="332256">
            <text:p>332256</text:p>
          </table:table-cell>
          <table:table-cell table:formula="of:=1/[.B2]" office:value-type="float" office:value="0.00000300972743908312">
            <text:p>3,00972743908312E-006</text:p>
          </table:table-cell>
          <table:table-cell/>
        </table:table-row>
        <table:table-row table:style-name="ro2">
          <table:table-cell office:value-type="string">
            <text:p>TBB 1</text:p>
          </table:table-cell>
          <table:table-cell office:value-type="float" office:value="200865">
            <text:p>200865</text:p>
          </table:table-cell>
          <table:table-cell table:formula="of:=1/[.B3]" office:value-type="float" office:value="0.00000497846812535783">
            <text:p>4,97846812535783E-006</text:p>
          </table:table-cell>
          <table:table-cell table:formula="of:=[.C3]/[.$C$2]" office:value-type="float" office:value="1.65412590545889">
            <text:p>1,6541259055</text:p>
          </table:table-cell>
        </table:table-row>
        <table:table-row table:style-name="ro2">
          <table:table-cell office:value-type="string">
            <text:p>TBB 2</text:p>
          </table:table-cell>
          <table:table-cell office:value-type="float" office:value="201555">
            <text:p>201555</text:p>
          </table:table-cell>
          <table:table-cell table:formula="of:=1/[.B4]" office:value-type="float" office:value="0.00000496142492123738">
            <text:p>4,96142492123738E-006</text:p>
          </table:table-cell>
          <table:table-cell table:formula="of:=[.C4]/[.$C$2]" office:value-type="float" office:value="1.64846319863065">
            <text:p>1,6484631986</text:p>
          </table:table-cell>
        </table:table-row>
        <table:table-row table:style-name="ro2">
          <table:table-cell office:value-type="string">
            <text:p>TBB 3</text:p>
          </table:table-cell>
          <table:table-cell office:value-type="float" office:value="171121">
            <text:p>171121</text:p>
          </table:table-cell>
          <table:table-cell table:formula="of:=1/[.B5]" office:value-type="float" office:value="0.00000584381811700493">
            <text:p>5,84381811700493E-006</text:p>
          </table:table-cell>
          <table:table-cell table:formula="of:=[.C5]/[.$C$2]" office:value-type="float" office:value="1.94164363228359">
            <text:p>1,9416436323</text:p>
          </table:table-cell>
        </table:table-row>
        <table:table-row table:style-name="ro2">
          <table:table-cell office:value-type="string">
            <text:p>SIMD</text:p>
          </table:table-cell>
          <table:table-cell office:value-type="float" office:value="151622">
            <text:p>151622</text:p>
          </table:table-cell>
          <table:table-cell table:formula="of:=1/[.B6]" office:value-type="float" office:value="0.00000659534895991347">
            <text:p>6,59534895991347E-006</text:p>
          </table:table-cell>
          <table:table-cell table:formula="of:=[.C6]/[.$C$2]" office:value-type="float" office:value="2.19134426402501">
            <text:p>2,191344264</text:p>
          </table:table-cell>
        </table:table-row>
        <table:table-row table:style-name="ro2">
          <table:table-cell office:value-type="string">
            <text:p>SIMD TBB</text:p>
          </table:table-cell>
          <table:table-cell office:value-type="float" office:value="77683">
            <text:p>77683</text:p>
          </table:table-cell>
          <table:table-cell table:formula="of:=1/[.B7]" office:value-type="float" office:value="0.0000128728293191561">
            <text:p>1,28728293191561E-005</text:p>
          </table:table-cell>
          <table:table-cell table:formula="of:=[.C7]/[.$C$2]" office:value-type="float" office:value="4.27707477826551">
            <text:p>4,2770747783</text:p>
          </table:table-cell>
        </table:table-row>
        <table:table-row table:style-name="ro2">
          <table:table-cell office:value-type="string">
            <text:p>SIMD SSSE3</text:p>
          </table:table-cell>
          <table:table-cell office:value-type="float" office:value="112229">
            <text:p>112229</text:p>
          </table:table-cell>
          <table:table-cell table:formula="of:=1/[.B8]" office:value-type="float" office:value="0.00000891035293907992">
            <text:p>8,91035293907992E-006</text:p>
          </table:table-cell>
          <table:table-cell table:formula="of:=[.C8]/[.$C$2]" office:value-type="float" office:value="2.96051822612693">
            <text:p>2,9605182261</text:p>
          </table:table-cell>
        </table:table-row>
        <table:table-row table:style-name="ro2">
          <table:table-cell office:value-type="string">
            <text:p>SIMD SSSE3 TBB</text:p>
          </table:table-cell>
          <table:table-cell office:value-type="float" office:value="61815">
            <text:p>61815</text:p>
          </table:table-cell>
          <table:table-cell table:formula="of:=1/[.B9]" office:value-type="float" office:value="0.0000161773032435493">
            <text:p>1,61773032435493E-005</text:p>
          </table:table-cell>
          <table:table-cell table:formula="of:=[.C9]/[.$C$2]" office:value-type="float" office:value="5.37500606648871">
            <text:p>5,3750060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 style:data-style-name="N2" text:time-value="0000-00-00T18:49:39.7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6:38:42.88</meta:creation-date>
    <dc:date>2013-04-29T19:03:52.80</dc:date>
    <meta:editing-duration>P0D</meta:editing-duration>
    <meta:editing-cycles>3</meta:editing-cycles>
    <meta:generator>LibreOffice/4.0.2.2$Windows_x86 LibreOffice_project/4c82dcdd6efcd48b1d8bba66bfe1989deee49c3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55cm" svg:height="9cm" xlink:href=".." xlink:type="simple" chart:class="chart:bar" chart:style-name="ch1">
        <chart:plot-area chart:style-name="ch2" table:cell-range-address="Foglio1.A2:Foglio1.B9" chart:data-source-has-labels="column" svg:x="0.851cm" svg:y="0.675cm" svg:width="18.402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36cm" svg:y="0.675cm" svg:width="16.993cm" svg:height="6.6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Foglio1.A2:Foglio1.A9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Foglio1.B2:Foglio1.B9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Foglio1.A2:Foglio1.A9</svg:desc>
                </draw:g>
              </table:table-cell>
              <table:table-cell office:value-type="float" office:value="332256">
                <text:p>332256</text:p>
                <draw:g>
                  <svg:desc>Foglio1.B2:Foglio1.B9</svg:desc>
                </draw:g>
              </table:table-cell>
            </table:table-row>
            <table:table-row>
              <table:table-cell office:value-type="string">
                <text:p>TBB 1</text:p>
              </table:table-cell>
              <table:table-cell office:value-type="float" office:value="200865">
                <text:p>200865</text:p>
              </table:table-cell>
            </table:table-row>
            <table:table-row>
              <table:table-cell office:value-type="string">
                <text:p>TBB 2</text:p>
              </table:table-cell>
              <table:table-cell office:value-type="float" office:value="201555">
                <text:p>201555</text:p>
              </table:table-cell>
            </table:table-row>
            <table:table-row>
              <table:table-cell office:value-type="string">
                <text:p>TBB 3</text:p>
              </table:table-cell>
              <table:table-cell office:value-type="float" office:value="171121">
                <text:p>171121</text:p>
              </table:table-cell>
            </table:table-row>
            <table:table-row>
              <table:table-cell office:value-type="string">
                <text:p>SIMD</text:p>
              </table:table-cell>
              <table:table-cell office:value-type="float" office:value="151622">
                <text:p>151622</text:p>
              </table:table-cell>
            </table:table-row>
            <table:table-row>
              <table:table-cell office:value-type="string">
                <text:p>SIMD TBB</text:p>
              </table:table-cell>
              <table:table-cell office:value-type="float" office:value="77683">
                <text:p>77683</text:p>
              </table:table-cell>
            </table:table-row>
            <table:table-row>
              <table:table-cell office:value-type="string">
                <text:p>SIMD SSSE3</text:p>
              </table:table-cell>
              <table:table-cell office:value-type="float" office:value="112229">
                <text:p>112229</text:p>
              </table:table-cell>
            </table:table-row>
            <table:table-row>
              <table:table-cell office:value-type="string">
                <text:p>SIMD SSSE3 TBB</text:p>
              </table:table-cell>
              <table:table-cell office:value-type="float" office:value="61815">
                <text:p>61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55cm" svg:height="9cm" xlink:href=".." xlink:type="simple" chart:class="chart:bar" chart:style-name="ch1">
        <chart:plot-area chart:style-name="ch2" table:cell-range-address="Foglio1.A2:Foglio1.B9" chart:data-source-has-labels="column" svg:x="0.851cm" svg:y="0.675cm" svg:width="18.402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36cm" svg:y="0.675cm" svg:width="16.993cm" svg:height="6.6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Foglio1.A2:Foglio1.A9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Foglio1.B2:Foglio1.B9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Foglio1.A2:Foglio1.A9</svg:desc>
                </draw:g>
              </table:table-cell>
              <table:table-cell office:value-type="float" office:value="332256">
                <text:p>332256</text:p>
                <draw:g>
                  <svg:desc>Foglio1.B2:Foglio1.B9</svg:desc>
                </draw:g>
              </table:table-cell>
            </table:table-row>
            <table:table-row>
              <table:table-cell office:value-type="string">
                <text:p>TBB 1</text:p>
              </table:table-cell>
              <table:table-cell office:value-type="float" office:value="200865">
                <text:p>200865</text:p>
              </table:table-cell>
            </table:table-row>
            <table:table-row>
              <table:table-cell office:value-type="string">
                <text:p>TBB 2</text:p>
              </table:table-cell>
              <table:table-cell office:value-type="float" office:value="201555">
                <text:p>201555</text:p>
              </table:table-cell>
            </table:table-row>
            <table:table-row>
              <table:table-cell office:value-type="string">
                <text:p>TBB 3</text:p>
              </table:table-cell>
              <table:table-cell office:value-type="float" office:value="171121">
                <text:p>171121</text:p>
              </table:table-cell>
            </table:table-row>
            <table:table-row>
              <table:table-cell office:value-type="string">
                <text:p>SIMD</text:p>
              </table:table-cell>
              <table:table-cell office:value-type="float" office:value="151622">
                <text:p>151622</text:p>
              </table:table-cell>
            </table:table-row>
            <table:table-row>
              <table:table-cell office:value-type="string">
                <text:p>SIMD TBB</text:p>
              </table:table-cell>
              <table:table-cell office:value-type="float" office:value="77683">
                <text:p>77683</text:p>
              </table:table-cell>
            </table:table-row>
            <table:table-row>
              <table:table-cell office:value-type="string">
                <text:p>SIMD SSSE3</text:p>
              </table:table-cell>
              <table:table-cell office:value-type="float" office:value="112229">
                <text:p>112229</text:p>
              </table:table-cell>
            </table:table-row>
            <table:table-row>
              <table:table-cell office:value-type="string">
                <text:p>SIMD SSSE3 TBB</text:p>
              </table:table-cell>
              <table:table-cell office:value-type="float" office:value="61815">
                <text:p>61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